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b6d" officeooo:paragraph-rsid="0009e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1: Write html program to design a website for a Job portal(Eg. Naukri). Include the following</text:p>
      <text:p text:style-name="P1">1. Design a Home Page.</text:p>
      <text:p text:style-name="P1">2. Design a New User Login Page.</text:p>
      <text:p text:style-name="P1">3. Design a Page to accept the Personal and Academic Details of the user.</text:p>
      <text:p text:style-name="P1">4. Design a Page to accept the Professional Details of the user.</text:p>
      <text:p text:style-name="P1">5. Link all the pages properly.</text:p>
      <text:p text:style-name="P1">Use appropriate HTML elements to get the input from the us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24:19.242673042</meta:creation-date>
    <meta:generator>LibreOffice/6.4.6.2$Linux_X86_64 LibreOffice_project/40$Build-2</meta:generator>
    <dc:date>2020-12-03T14:30:12.797046753</dc:date>
    <meta:editing-duration>PT5M55S</meta:editing-duration>
    <meta:editing-cycles>1</meta:editing-cycles>
    <meta:document-statistic meta:table-count="0" meta:image-count="0" meta:object-count="0" meta:page-count="1" meta:paragraph-count="7" meta:word-count="72" meta:character-count="381" meta:non-whitespace-character-count="316"/>
  </office:meta>
</office:document-meta>
</file>